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1"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Title">
      <style:text-properties style:use-window-font-color="true" style:font-name="Times New Roman1" fo:font-size="12pt" style:text-underline-style="none" style:font-size-asian="12pt" style:font-size-complex="12pt"/>
    </style:style>
    <style:style style:name="P4" style:family="paragraph" style:parent-style-name="UrbanBody">
      <style:text-properties style:font-name="Times New Roman1" fo:font-size="12pt" fo:language="fr" fo:country="FR" style:font-size-asian="12pt" style:font-name-complex="Tahoma"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fo:font-weight="bold" style:font-weight-asian="bold" style:font-name-complex="Tahoma" style:font-weight-complex="bold"/>
    </style:style>
    <style:style style:name="T6" style:family="text">
      <style:text-properties style:use-window-font-color="true" style:font-name="Times New Roman1"/>
    </style:style>
    <style:style style:name="T7" style:family="text">
      <style:text-properties style:use-window-font-color="true" style:font-name="Times New Roman1" fo:font-weight="normal" style:font-weight-asian="normal" style:font-weight-complex="normal"/>
    </style:style>
    <style:style style:name="T8" style:family="text">
      <style:text-properties style:use-window-font-color="true" fo:language="zxx" fo:country="none" fo:font-style="normal" style:font-style-asian="normal"/>
    </style:style>
    <style:style style:name="T9" style:family="text">
      <style:text-properties fo:font-weight="normal" style:font-weight-asian="normal" style:font-weight-complex="normal"/>
    </style:style>
    <style:style style:name="T10" style:family="text">
      <style:text-properties style:text-position="super 58%" style:font-name-complex="Tahoma"/>
    </style:style>
    <style:style style:name="T11" style:family="text">
      <style:text-properties style:font-name-complex="Tahoma"/>
    </style:style>
    <style:style style:name="T12" style:family="text">
      <style:text-properties style:text-underline-style="solid" style:text-underline-width="auto" style:text-underline-color="font-color" style:font-name-complex="Tahoma"/>
    </style:style>
    <style:style style:name="T13"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1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7"><text:span text:style-name="T19">do text</text:span></text:p><text:p text:style-name="P7"><text:span text:style-name="T19">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6"><text:span text:style-name="T14">do text if not len(self.getApplicants()) &gt; 1</text:span></text:p><text:p text:style-name="P6"><text:span text:style-name="T15">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6"><text:span text:style-name="T14">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6"><text:span text:style-name="T18">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3">[DATE DE LA SÉANCE]</text:p>
      <text:p text:style-name="UrbanBody"/>
      <text:p text:style-name="UrbanBody"><text:span text:style-name="T3"><office:annotation><dc:creator>sde </dc:creator><dc:date>2011-07-27T10:02:17</dc:date><text:p text:style-name="P6"><text:span text:style-name="T14">do text</text:span></text:p><text:p text:style-name="P6"><text:span text:style-name="T15">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Body"><office:annotation><dc:creator>Gauthier Bastien</dc:creator><dc:date>2011-02-16T16:12:24</dc:date><text:p text:style-name="P6"><text:span text:style-name="T1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6"><text:span text:style-name="T1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Division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self.getPortionOutsText()</text:text-input></text:p>
      <text:p text:style-name="UrbanBody"><text:span text:style-name="T4">Correspondant : </text:span></text:p>
      <text:p text:style-name="UrbanBody"><text:span text:style-name="T4"><office:annotation><dc:creator>sde </dc:creator><dc:date>2011-09-28T10:32:43</dc:date><text:p text:style-name="P5"><text:span text:style-name="T13">do text </text:span></text:p><text:p text:style-name="P5"><text:span text:style-name="T13">from xhtml(self.portal_urban.decorateHTML('UrbanBody',self.getFolderManagersSignaletic(withTel=True)))</text:span></text:p></office:annotation></text:span></text:p>
      <text:p text:style-name="UrbanBody"/>
      <text:p text:style-name="P2">OBJET N° : <text:tab/>Article 90 du CWATUPE.</text:p>
      <text:p text:style-name="P2"/>
      <text:p text:style-name="P2">Le Collège,</text:p>
      <text:p text:style-name="P2"/>
      <text:p text:style-name="P2">Vu la demande de <text:text-input text:description="Notaire-Titre">self.getNotariesSignaletic()</text:text-input> concernant la division d’un bien sis <text:span text:style-name="T7"><text:s/></text:span><text:span text:style-name="T7"><text:text-input text:description="Titre du demandeur">self.getWorkLocationSignaletic()</text:text-input></text:span>, cadastré <text:span text:style-name="T7"><text:text-input text:description="Titre du demandeur">self.getPortionOutsText()</text:text-input></text:span> appartenant à <text:span text:style-name="T6"><text:s/></text:span><text:span text:style-name="T8"><text:text-input text:description="Demandeurs">self.getApplicantsSignaletic()</text:text-input></text:span>;</text:p>
      <text:p text:style-name="P2"/>
      <text:p text:style-name="P2">Vu le plan de division dressé par xxx, Ingénieur, Géomètre-expert immobilier ;</text:p>
      <text:p text:style-name="P2"/>
      <text:p text:style-name="P2">Vu le Code de la Démocratie Locale et de la Décentralisation ;</text:p>
      <text:p text:style-name="P2"/>
      <text:p text:style-name="P2">Vu le Code Wallon de l’Aménagement du Territoire, de l’Urbanisme, du Patrimoine et de l’Energie et plus particulièrement la section 3 – Des actes non soumis à permis d’urbanisation : </text:p>
      <text:p text:style-name="P2"/>
      <text:p text:style-name="P2"><text:span text:style-name="T11">§ 1</text:span><text:span text:style-name="T10">er</text:span><text:span text:style-name="T11">. Art. 90). Ne sont pas soumis à permis d’urbanisation :</text:span></text:p>
      <text:p text:style-name="P2">1° les actes de donation ;</text:p>
      <text:p text:style-name="P2">2° les actes involontaires ;</text:p>
      <text:p text:style-name="P2">3° les actes de partage pour sortir d’une indivision successorale, à la condition qu’il n’y ait pas plus de lots que de copartageants ;</text:p>
      <text:p text:style-name="P2">4° la division d’un bien situé entre deux constructions existantes depuis au moins cinq ans, distantes <text:soft-page-break/>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4">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2"/>
      <text:p text:style-name="P4">§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2"/>
      <text:p text:style-name="P4">§ 3. (Le collège communal ou le fonctionnaire délégué – Décret du 30 avril 2009, art. 48, 2°) notifient, éventuellement, leurs observations à titre de renseignements. Celles-ci sont </text:p>
      <text:p text:style-name="P4">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2"/>
      <text:p text:style-name="P4">§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2">1° qu’il existe des règles relatives à la péremption des permis d’urbanisme ;</text:p>
      <text:p text:style-name="P2">2° que l’existence d’un certificat d’urbanisme ne dispense pas de demander et d’obtenir le permis d’urbanisme – Décret du 18 juillet 2002, art. 38).</text:p>
      <text:p text:style-name="P2">Les actes sous seing privé et les actes authentiques qui constatent ces opérations contiennent la même déclaration.</text:p>
      <text:p text:style-name="P2"/>
      <text:p text:style-name="P2">Le présent article vaut pour tout acte translatif ou déclaratif de propriété, de jouissance pour plus de neuf ans, d’emphytéose ou de superficie d’une partie non bâtie d’un immeuble, à l’exception des actes constatant un bail à ferme.</text:p>
      <text:p text:style-name="P2"/>
      <text:p text:style-name="P2"/>
      <text:p text:style-name="P2"> <text:tab/><text:tab/><text:tab/><text:tab/><text:tab/><text:span text:style-name="T5">DECIDE :</text:span></text:p>
      <text:p text:style-name="P2"><text:span text:style-name="T12">Article 1</text:span><text:span text:style-name="T11"> : <text:tab/>d’émettre un avis </text:span><text:span text:style-name="T11"><text:text-input text:description="Evénement-Décision">self.displayValue(urbanEventObj.Vocabulary('decision')[0], urbanEventObj.getDecision())</text:text-input></text:span><text:span text:style-name="T11"> à l’acte de division tel que présenté.</text:span></text:p>
      <text:p text:style-name="P2"/>
      <text:p text:style-name="P2"><text:soft-page-break/></text:p>
      <text:p text:style-name="P2"><text:span text:style-name="T12">Article 2</text:span><text:span text:style-name="T11"> : <text:tab/>d’envoyer copie de cette délibération à </text:span><text:span text:style-name="T11"><text:text-input text:description="Notaire-Titre">self.getNotariesSignaletic(withaddress=True)</text:text-input></text:span></text:p>
      <text:p text:style-name="P2"/>
      <text:p text:style-name="P2"/>
      <text:p text:style-name="UrbanBody"><text:span text:style-name="T2"><office:annotation><dc:creator>sde </dc:creator><dc:date>2011-07-27T10:02:32</dc:date><text:p text:style-name="P6"><text:span text:style-name="T14">do text</text:span></text:p><text:p text:style-name="P6"><text:span text:style-name="T15">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1"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Attendu" style:family="paragraph" style:parent-style-name="Standard">
      <style:paragraph-properties fo:margin-left="0cm" fo:margin-right="0cm" fo:margin-top="0cm" fo:margin-bottom="0.423cm"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9-28T11:11:13</dc:date>
    <dc:creator>sde </dc:creator>
    <meta:editing-duration>PT9H32M52S</meta:editing-duration>
    <meta:editing-cycles>58</meta:editing-cycles>
    <meta:generator>LibreOffice/3.3$Unix LibreOffice_project/330m19$Build-301</meta:generator>
    <meta:document-statistic meta:table-count="1" meta:image-count="0" meta:object-count="0" meta:page-count="3" meta:paragraph-count="44" meta:word-count="824" meta:character-count="5449"/>
  </office:meta>
</office:document-meta>
</file>